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37e" officeooo:paragraph-rsid="001ba37e"/>
    </style:style>
    <style:style style:name="P2" style:family="paragraph" style:parent-style-name="Standard">
      <style:text-properties officeooo:rsid="001d7440" officeooo:paragraph-rsid="001d7440"/>
    </style:style>
    <style:style style:name="P3" style:family="paragraph" style:parent-style-name="Standard">
      <style:text-properties officeooo:rsid="001fcbfa" officeooo:paragraph-rsid="001fcbfa"/>
    </style:style>
    <style:style style:name="P4" style:family="paragraph" style:parent-style-name="Standard">
      <style:text-properties officeooo:rsid="002068b0" officeooo:paragraph-rsid="002068b0"/>
    </style:style>
    <style:style style:name="P5" style:family="paragraph" style:parent-style-name="Standard">
      <style:text-properties officeooo:rsid="00225ea7" officeooo:paragraph-rsid="00225ea7"/>
    </style:style>
    <style:style style:name="P6" style:family="paragraph" style:parent-style-name="Standard">
      <style:text-properties officeooo:rsid="0022fd25" officeooo:paragraph-rsid="0022fd25"/>
    </style:style>
    <style:style style:name="P7" style:family="paragraph" style:parent-style-name="Standard">
      <style:text-properties officeooo:rsid="0024b223" officeooo:paragraph-rsid="0024b223"/>
    </style:style>
    <style:style style:name="P8" style:family="paragraph" style:parent-style-name="Standard">
      <style:text-properties fo:font-style="normal" officeooo:rsid="001f76ed" officeooo:paragraph-rsid="001d7440" style:font-style-asian="normal" style:font-style-complex="normal"/>
    </style:style>
    <style:style style:name="P9" style:family="paragraph" style:parent-style-name="Standard">
      <style:text-properties officeooo:rsid="002a7f72" officeooo:paragraph-rsid="002a7f72"/>
    </style:style>
    <style:style style:name="P10" style:family="paragraph" style:parent-style-name="Standard">
      <style:text-properties officeooo:rsid="0024c11e" officeooo:paragraph-rsid="0024c11e"/>
    </style:style>
    <style:style style:name="P11" style:family="paragraph" style:parent-style-name="Standard">
      <style:text-properties officeooo:rsid="002b06e6" officeooo:paragraph-rsid="002b06e6"/>
    </style:style>
    <style:style style:name="P12" style:family="paragraph" style:parent-style-name="Standard">
      <style:text-properties officeooo:rsid="002d9f9c" officeooo:paragraph-rsid="002d9f9c"/>
    </style:style>
    <style:style style:name="P13" style:family="paragraph" style:parent-style-name="Standard">
      <style:text-properties officeooo:rsid="002fde3a" officeooo:paragraph-rsid="002fde3a"/>
    </style:style>
    <style:style style:name="P14" style:family="paragraph" style:parent-style-name="Standard">
      <style:text-properties officeooo:rsid="003291bb" officeooo:paragraph-rsid="003291bb"/>
    </style:style>
    <style:style style:name="P15" style:family="paragraph" style:parent-style-name="Standard">
      <style:text-properties officeooo:rsid="001ba37e" officeooo:paragraph-rsid="001ba37e"/>
    </style:style>
    <style:style style:name="T1" style:family="text">
      <style:text-properties officeooo:rsid="001f76ed"/>
    </style:style>
    <style:style style:name="T2" style:family="text">
      <style:text-properties officeooo:rsid="002068b0"/>
    </style:style>
    <style:style style:name="T3" style:family="text">
      <style:text-properties style:text-position="super 58%"/>
    </style:style>
    <style:style style:name="T4" style:family="text">
      <style:text-properties style:text-position="super 58%" officeooo:rsid="0027ded7"/>
    </style:style>
    <style:style style:name="T5" style:family="text">
      <style:text-properties officeooo:rsid="0027ded7"/>
    </style:style>
    <style:style style:name="T6" style:family="text">
      <style:text-properties officeooo:rsid="00288e75"/>
    </style:style>
    <style:style style:name="T7" style:family="text">
      <style:text-properties officeooo:rsid="002a7f72"/>
    </style:style>
    <style:style style:name="T8" style:family="text">
      <style:text-properties fo:font-weight="bold" style:font-weight-asian="bold" style:font-weight-complex="bold"/>
    </style:style>
    <style:style style:name="T9" style:family="text">
      <style:text-properties officeooo:rsid="002de64a"/>
    </style:style>
    <style:style style:name="T10" style:family="text">
      <style:text-properties fo:font-style="normal" style:font-style-asian="normal" style:font-style-complex="normal"/>
    </style:style>
    <style:style style:name="T11" style:family="text">
      <style:text-properties officeooo:rsid="0031f001"/>
    </style:style>
    <style:style style:name="T12" style:family="text">
      <style:text-properties officeooo:rsid="0032d5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st common shell is bash: bo<text:span text:style-name="T9">u</text:span>rn-again shell</text:p>
      <text:p text:style-name="P1"/>
      <text:p text:style-name="P1">!! → <text:span text:style-name="T12">the last command</text:span></text:p>
      <text:p text:style-name="P1"/>
      <text:p text:style-name="P2">&gt;date</text:p>
      <text:p text:style-name="P2">prints the date</text:p>
      <text:p text:style-name="P2">&gt;echo hello</text:p>
      <text:p text:style-name="P2">hello</text:p>
      <text:p text:style-name="P2">&gt;echo “Hello world” <text:s/>== <text:s/>echo Hello\ world</text:p>
      <text:p text:style-name="P2"/>
      <text:p text:style-name="P2">If the shell is asked to execute a command that doesn’t match one of its programming keywords, it consults an environment variable called $PATH that lists which directories the shell should search for programs when it is given a command:</text:p>
      <text:p text:style-name="P2">&gt;<text:span text:style-name="T1">echo $PATH <text:s/>→ All of the paths on the machine shell search for programs</text:span></text:p>
      <text:p text:style-name="P2">&gt;<text:span text:style-name="T1">which echo</text:span></text:p>
      <text:p text:style-name="P8">usr/bin/echo <text:s/>→ <text:s/>I would run this program</text:p>
      <text:p text:style-name="P2"/>
      <text:p text:style-name="P3">cd ./home == cd home</text:p>
      <text:p text:style-name="P3">cd ~ <text:s/>→ <text:s/>to home directory <text:s/>→ <text:s/>/home/cosmos</text:p>
      <text:p text:style-name="P3">cd - <text:s/>→ <text:s/>to the previous position</text:p>
      <text:p text:style-name="P3">ls --help <text:s/>→ <text:s/><text:span text:style-name="T2">ls [OPTION]… [FILE]… <text:s/>→ <text:s/>optional number of option and file</text:span></text:p>
      <text:p text:style-name="P3">-<text:span text:style-name="T2">a, --all <text:s/>→ <text:s/>doesn’t take a value so flag; <text:s/>-c 3 → <text:s/>option </text:span></text:p>
      <text:p text:style-name="P3"/>
      <text:p text:style-name="P4">&gt;ls -l</text:p>
      <text:p text:style-name="P4">drwxr-xr-x 10 cosmos cosmos <text:s/>4096 Aug 12 10:03 Desktop <text:s/>→ <text:s/>d: directory</text:p>
      <text:p text:style-name="P4"><text:span text:style-name="T5">1</text:span><text:span text:style-name="T4">st</text:span><text:span text:style-name="T5"> </text:span>three for owner of the file; 2<text:span text:style-name="T3">nd</text:span> three for the group; the last for everyone</text:p>
      <text:p text:style-name="P5">To enter a directory, a user must have “search” (represented by “execute”: x) permissions on that directory (and its parents).</text:p>
      <text:p text:style-name="P5"/>
      <text:p text:style-name="P5">rmdir asd → removes a dir if it is empty already</text:p>
      <text:p text:style-name="P5"/>
      <text:p text:style-name="P5">man ls → manual page</text:p>
      <text:p text:style-name="P5"/>
      <text:p text:style-name="P6">ctrl + l → like clear but doesn’t remove the previous commands</text:p>
      <text:p text:style-name="P6"/>
      <text:p text:style-name="P6">echo hello &gt; hello.txt</text:p>
      <text:p text:style-name="P6">cat hello.txt == cat &lt; hello.txt</text:p>
      <text:p text:style-name="P6">cat &lt; hello.txt &gt; hello2.txt → take hello.txt as input for cat then write it to hello2.txt</text:p>
      <text:p text:style-name="P6">cat &lt; hello.txt &gt;&gt; hello2.txt → means append</text:p>
      <text:p text:style-name="P6"/>
      <text:p text:style-name="P6">ls -l / | tail -n2 → the left one is input of the right one</text:p>
      <text:p text:style-name="P6">curl --head --silent google.com | grep -i content-length → Content-Length: 219</text:p>
      <text:p text:style-name="P6">curl --head --silent google.com | grep -i content-length | cut --delimiter=' ' -f2 → 219</text:p>
      <text:p text:style-name="P6"/>
      <text:p text:style-name="P6"><text:span text:style-name="T6"># </text:span>“do” something “as su” (short for “super user”, or “root”)</text:p>
      <text:p text:style-name="P13">#echo 1 &gt; /sys/net/ip<text:span text:style-name="T10">v4_forward <text:s/>→ means do it as root</text:span></text:p>
      <text:p text:style-name="P6">/<text:span text:style-name="T6">sys/class/backlight</text:span></text:p>
      <text:p text:style-name="P6">&gt;sudo echo 3 &gt; brightness</text:p>
      <text:p text:style-name="P6">An error occurred while redirecting file 'brightness'</text:p>
      <text:p text:style-name="P6">open: Permission denied</text:p>
      <text:p text:style-name="P13">sudo su then echo 500 &gt; brightness</text:p>
      <text:p text:style-name="P6"><text:soft-page-break/><text:span text:style-name="T7">T</text:span>he shell (which is authenticated just as your user) tries to open the brightness file for writing, before setting that as sudo echo’s output, but is prevented from doing so since the shell does not run as root.</text:p>
      <text:p text:style-name="P9"/>
      <text:p text:style-name="P9"/>
      <text:p text:style-name="P9">&gt;echo 3 | sudo tee brightness</text:p>
      <text:p text:style-name="P7">Since the tee program is the one to open the /sys file for writing, and it is running as root, the permissions all work out.</text:p>
      <text:p text:style-name="P7"/>
      <text:p text:style-name="P10">xdg-open lectures.html → opens with a proper program</text:p>
      <text:p text:style-name="P10"/>
      <text:p text:style-name="P11">echo $SHELL → /bin/bash <text:span text:style-name="T11">or /usr/bin/zsh</text:span></text:p>
      <text:p text:style-name="P11"/>
      <text:p text:style-name="P14">mkdir /tmp/missing</text:p>
      <text:p text:style-name="P14">touch /tmp/missing/semester</text:p>
      <text:p text:style-name="P11"/>
      <text:p text:style-name="P11">chmod u+x semester <text:s/>→ gives executability to semester</text:p>
      <text:p text:style-name="P11"/>
      <text:p text:style-name="P11">./semester | grep last-modified &gt; ~/last-modified.txt</text:p>
      <text:p text:style-name="P11"/>
      <text:p text:style-name="P11">cat /sys/class/thermal/thermal_zone0/temp</text:p>
      <text:p text:style-name="P11">cat /sys/class/power_supply/BAT0/capacity</text:p>
      <text:p text:style-name="P12">cat: con<text:span text:style-name="T8">cat</text:span>enate</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8:11:47.305414563</meta:creation-date>
    <meta:generator>LibreOffice/7.3.7.2$Linux_X86_64 LibreOffice_project/30$Build-2</meta:generator>
    <dc:date>2023-02-18T18:24:05.964358731</dc:date>
    <meta:editing-duration>PT5H47M57S</meta:editing-duration>
    <meta:editing-cycles>19</meta:editing-cycles>
    <meta:document-statistic meta:table-count="0" meta:image-count="0" meta:object-count="0" meta:page-count="2" meta:paragraph-count="49" meta:word-count="449" meta:character-count="2535" meta:non-whitespace-character-count="2117"/>
  </office:meta>
</office:document-meta>
</file>